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68441" officeooo:paragraph-rsid="00068441"/>
    </style:style>
    <style:style style:name="P2" style:family="paragraph" style:parent-style-name="Standard" style:list-style-name="L3">
      <style:text-properties style:font-name="Courier 10 Pitch" officeooo:rsid="00068441" officeooo:paragraph-rsid="000684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list xml:id="list115208749314223053" text:style-name="L3">
        <text:list-item>
          <text:p text:style-name="P2"><text:s text:c="5"/>manajor/ticket_345</text:p>
        </text:list-item>
        <text:list-item>
          <text:p text:style-name="P2"><text:s text:c="5"/>manajor/ticket_328</text:p>
        </text:list-item>
        <text:list-item>
          <text:p text:style-name="P2"><text:s text:c="5"/>manajor/ticket_385</text:p>
        </text:list-item>
        <text:list-item>
          <text:p text:style-name="P2"><text:s text:c="5"/>manajor/ticket_312</text:p>
        </text:list-item>
        <text:list-item>
          <text:p text:style-name="P2"><text:s text:c="5"/>manajor/ticket_324</text:p>
        </text:list-item>
        <text:list-item>
          <text:p text:style-name="P2"><text:s text:c="5"/>manajor/ticket_364</text:p>
        </text:list-item>
        <text:list-item>
          <text:p text:style-name="P2"><text:s text:c="5"/>manajor/ticket_419</text:p>
        </text:list-item>
        <text:list-item>
          <text:p text:style-name="P2"><text:s text:c="5"/>manajor/sqa_21now</text:p>
        </text:list-item>
        <text:list-item>
          <text:p text:style-name="P2"><text:s text:c="5"/>manajor/ticket_738</text:p>
        </text:list-item>
        <text:list-item>
          <text:p text:style-name="P2">manajor/sqa_18now</text:p>
        </text:list-item>
        <text:list-item>
          <text:p text:style-name="P2">manajor/ticket_701</text:p>
        </text:list-item>
        <text:list-item>
          <text:p text:style-name="P2">manajor/ticket_605</text:p>
        </text:list-item>
        <text:list-item>
          <text:p text:style-name="P2">manajor/ticket_599</text:p>
        </text:list-item>
        <text:list-item>
          <text:p text:style-name="P2">manajor/ticket_602</text:p>
        </text:list-item>
        <text:list-item>
          <text:p text:style-name="P2">manajor/ticket_600</text:p>
        </text:list-item>
        <text:list-item>
          <text:p text:style-name="P2">manajor/ticket_591</text:p>
        </text:list-item>
        <text:list-item>
          <text:p text:style-name="P2">manajor/ticket_595</text:p>
        </text:list-item>
        <text:list-item>
          <text:p text:style-name="P2">manajor/ticket_597</text:p>
        </text:list-item>
        <text:list-item>
          <text:p text:style-name="P2">manajor/ticket_598</text:p>
        </text:list-item>
        <text:list-item>
          <text:p text:style-name="P2">manajor/ticket_596</text:p>
        </text:list-item>
        <text:list-item>
          <text:p text:style-name="P2">manajor/ticket_413</text:p>
        </text:list-item>
        <text:list-item>
          <text:p text:style-name="P2">manajor/ticket_265</text:p>
        </text:list-item>
        <text:list-item>
          <text:p text:style-name="P2">manajor/ticket_340p</text:p>
        </text:list-item>
        <text:list-item>
          <text:p text:style-name="P2">manajor/ticket_316</text:p>
        </text:list-item>
        <text:list-item>
          <text:p text:style-name="P2">manajor/sqa_ticket_297</text:p>
        </text:list-item>
        <text:list-item>
          <text:p text:style-name="P2">manajor/ticket_293</text:p>
        </text:list-item>
        <text:list-item>
          <text:p text:style-name="P2">manajor/ticket_288</text:p>
        </text:list-item>
        <text:list-item>
          <text:p text:style-name="P2">manajor/m_zero_ticket_271</text:p>
        </text:list-item>
        <text:list-item>
          <text:p text:style-name="P2">manajor/ticket_229</text:p>
        </text:list-item>
        <text:list-item>
          <text:p text:style-name="P2">manajor/ticket_236</text:p>
        </text:list-item>
        <text:list-item>
          <text:p text:style-name="P2">manajor/ticket_224</text:p>
        </text:list-item>
        <text:list-item>
          <text:p text:style-name="P2">manajor/ticket_200</text:p>
        </text:list-item>
        <text:list-item>
          <text:p text:style-name="P2">manajor/ticket_261 -----------&gt;</text:p>
        </text:list-item>
        <text:list-item>
          <text:p text:style-name="P2">manajor/ticket_111</text:p>
        </text:list-item>
        <text:list-item>
          <text:p text:style-name="P2">manajor/ticket_40</text:p>
        </text:list-item>
        <text:list-item>
          <text:p text:style-name="P2">manajor/ticket_5</text:p>
        </text:list-item>
        <text:list-item>
          <text:p text:style-name="P2">manajor/gymlog</text:p>
        </text:list-item>
        <text:list-item>
          <text:p text:style-name="P2">manajor/sharjeel</text:p>
        </text:list-item>
        <text:list-item>
          <text:p text:style-name="P2">manajor/stgManajorTill08May manajor/stgManajorTill24Apr</text:p>
        </text:list-item>
        <text:list-item>
          <text:p text:style-name="P2">manajor/devManajorTill14thMarch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d Faisal</meta:initial-creator>
    <meta:creation-date>2016-09-27T12:14:44.174940944</meta:creation-date>
    <dc:date>2016-09-27T12:19:51.940387292</dc:date>
    <dc:creator>Jawad Faisal</dc:creator>
    <meta:editing-duration>PT1M1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83" meta:character-count="982" meta:non-whitespace-character-count="893"/>
  </office:meta>
</office:document-meta>
</file>